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729fcf" draw:opacity="18%" draw:opacity-name="" draw:textarea-horizontal-align="justify" draw:textarea-vertical-align="middle" draw:auto-grow-height="false" fo:min-height="6.95cm" fo:min-width="26.1cm"/>
    </style:style>
    <style:style style:name="gr3" style:family="graphic" style:parent-style-name="standard">
      <style:graphic-properties draw:fill="solid" draw:fill-color="#729fcf" draw:opacity="18%" draw:opacity-name="" draw:textarea-horizontal-align="justify" draw:textarea-vertical-align="middle" draw:auto-grow-height="false" fo:min-height="4.55cm" fo:min-width="26.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729fcf" draw:opacity="18%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ound5 – Hardware overview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Michal Andrzejczak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custom-shape draw:style-name="gr2" draw:text-style-name="P2" draw:layer="layout" svg:width="26.6cm" svg:height="7.2cm" svg:x="0.4cm" svg:y="9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>
          <draw:text-box>
            <text:p>Round5 – CPA_PKE_ENC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Unpack PK</text:p>
              </text:list-item>
              <text:list-item>
                <text:p>2. Create matrix A (from seed) - cSHAKE</text:p>
              </text:list-item>
              <text:list-item>
                <text:p>3. Create matrix R (from another seed) - cSHAKE</text:p>
              </text:list-item>
              <text:list-item>
                <text:p>4. Polynomial Multiplication (12 bit x {-1,0,1})</text:p>
              </text:list-item>
              <text:list-item>
                <text:p>5. Rounding (from 12 bit to 8 bit)</text:p>
              </text:list-item>
              <text:list-item>
                <text:p>6. Polynomial Multiplication (8 bit x {-1,0,1})</text:p>
              </text:list-item>
              <text:list-item>
                <text:p>7. Rounding (from 8 bit to 4 bit)</text:p>
              </text:list-item>
              <text:list-item>
                <text:p>8. Add msg</text:p>
              </text:list-item>
              <text:list-item>
                <text:p>9. Pack 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nd5 - CPA_PKE_DE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Create matrix S (from sk) - cSHAKE</text:p>
              </text:list-item>
              <text:list-item>
                <text:p>2. Unpack ct</text:p>
              </text:list-item>
              <text:list-item>
                <text:p>3. Decompress matrix</text:p>
              </text:list-item>
              <text:list-item>
                <text:p>4. Polynomial multiplication (8 bit x {-1,0,1})</text:p>
              </text:list-item>
              <text:list-item>
                <text:p>5. Diff results (from point 3 sub point 4)</text:p>
              </text:list-item>
              <text:list-item>
                <text:p><text:span text:style-name="T1">6. Rounding(</text:span>from 8 bit to 1 bit)</text:p>
              </text:list-item>
            </text:list>
          </draw:text-box>
        </draw:frame>
        <draw:custom-shape draw:style-name="gr3" draw:text-style-name="P2" draw:layer="layout" svg:width="26.6cm" svg:height="4.8cm" svg:x="0.4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lynomial multiplication</text:p>
          </draw:text-box>
        </draw:frame>
        <draw:frame presentation:style-name="pr5" draw:layer="layout" svg:width="25.5cm" svg:height="13cm" svg:x="1.1cm" svg:y="4.8cm" presentation:class="outline" presentation:user-transformed="true">
          <draw:text-box>
            <text:list text:style-name="L3">
              <text:list-item>
                <text:p>1. Lift poly</text:p>
                <text:list>
                  <text:list-item>
                    <text:p>a) input: polynomial mod 2048</text:p>
                  </text:list-item>
                  <text:list-item>
                    <text:p>b) input: polynomial mod 256</text:p>
                  </text:list-item>
                </text:list>
              </text:list-item>
              <text:list-item>
                <text:p>2. NTRU polynomial multiplication</text:p>
                <text:list>
                  <text:list-item>
                    <text:p>a) multiplication by trinomial mod 2048</text:p>
                  </text:list-item>
                  <text:list-item>
                    <text:p>b) multiplication by trinomial mod 256</text:p>
                  </text:list-item>
                </text:list>
              </text:list-item>
              <text:list-item>
                <text:p>3. Unlift poly</text:p>
                <text:list>
                  <text:list-item>
                    <text:p text:style-name="P4">a) input: polynomial mod 2048</text:p>
                  </text:list-item>
                  <text:list-item>
                    <text:p>b) input: polynomial mod 256</text:p>
                  </text:list-item>
                  <text:list-item>
                    <text:p>c) long data dependency path! c[i] = c[i-1]-a[i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in difficulties:</text:p>
          </draw:text-box>
        </draw:frame>
        <draw:frame presentation:style-name="pr5" draw:layer="layout" svg:width="25.5cm" svg:height="14cm" svg:x="0.8cm" svg:y="4.6cm" presentation:class="outline" presentation:user-transformed="true">
          <draw:text-box>
            <text:list text:style-name="L3">
              <text:list-item>
                <text:p>1. Round Poly:</text:p>
                <text:list>
                  <text:list-item>
                    <text:list>
                      <text:list-item>
                        <text:p>a) three different parameter set (2 for encyption, 1 for decryption)</text:p>
                      </text:list-item>
                      <text:list-item>
                        <text:p>b) can be implemented as three separated units </text:p>
                      </text:list-item>
                      <text:list-item>
                        <text:p>c) or one unit performing similar operations</text:p>
                      </text:list-item>
                      <text:list-item>
                        <text:p>d) executes in 1 clock cycle (maybe use less elements with shift register)</text:p>
                      </text:list-item>
                    </text:list>
                  </text:list-item>
                </text:list>
              </text:list-item>
              <text:list-item>
                <text:p>2. Polynomial Multiplication</text:p>
                <text:list>
                  <text:list-item>
                    <text:list>
                      <text:list-item>
                        <text:p>a) operates modulo two different values</text:p>
                      </text:list-item>
                      <text:list-item>
                        <text:p>b) can calculate both values at once, only output should be duplicated (first port for result mod a, second for result mod b)</text:p>
                      </text:list-item>
                    </text:list>
                  </text:list-item>
                </text:list>
              </text:list-item>
              <text:list-item>
                <text:p>3. Lift &amp; Unlift Poly</text:p>
                <text:list>
                  <text:list-item>
                    <text:list>
                      <text:list-item>
                        <text:p>a) operates on two parameter set, similar case as with polynomial multi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nd5- Building bloc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1. CPA_PKE: sampling(cSHAKE), poly mult</text:p>
              </text:list-item>
              <text:list-item>
                <text:p>2: CPA_KEM: CPA_PKE + 2 x SHAKE hash function</text:p>
              </text:list-item>
              <text:list-item>
                <text:p>3. CCA_KEM: CPA_PKE + 3 x SHAKE hash function</text:p>
                <text:p>4. CCA_PKE: CCA_KEM + round5_dem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1:03:05.656887426</meta:creation-date>
    <meta:editing-duration>PT2H56M20S</meta:editing-duration>
    <meta:editing-cycles>5</meta:editing-cycles>
    <meta:generator>LibreOffice/6.0.7.3$Linux_X86_64 LibreOffice_project/00m0$Build-3</meta:generator>
    <dc:title>Alizarin</dc:title>
    <dc:date>2019-03-14T02:57:46.340372268</dc:date>
    <meta:document-statistic meta:object-count="63"/>
  </office:meta>
</office:document-meta>
</file>